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number-columns-repeated="1023"/>
        </table:table-row>
        <table:table-row>
          <table:table-cell table:style-name="ce0" office:value-type="string">
            <text:p>失礼。　温泉に入りに来たのだが。</text:p>
          </table:table-cell>
          <table:table-cell table:number-columns-repeated="1023"/>
        </table:table-row>
        <table:table-row>
          <table:table-cell table:style-name="ce0" office:value-type="string">
            <text:p>おかみ
「あーら、お客さんかい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number-columns-repeated="1023"/>
        </table:table-row>
        <table:table-row>
          <table:table-cell table:style-name="ce0" office:value-type="string">
            <text:p>え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number-columns-repeated="1023"/>
        </table:table-row>
        <table:table-row>
          <table:table-cell table:style-name="ce0" office:value-type="string">
            <text:p>おばちゃん、そこを何とか！！</text:p>
          </table:table-cell>
          <table:table-cell table:number-columns-repeated="1023"/>
        </table:table-row>
        <table:table-row>
          <table:table-cell table:style-name="ce0" office:value-type="string">
            <text:p>お願あぁ～い☆</text:p>
          </table:table-cell>
          <table:table-cell table:number-columns-repeated="1023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number-columns-repeated="1023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number-columns-repeated="1023"/>
        </table:table-row>
        <table:table-row>
          <table:table-cell table:style-name="ce0" office:value-type="string">
            <text:p>何か事情があるんですか？</text:p>
          </table:table-cell>
          <table:table-cell table:number-columns-repeated="1023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魔物のせいで。」</text:p>
          </table:table-cell>
          <table:table-cell table:number-columns-repeated="1023"/>
        </table:table-row>
        <table:table-row>
          <table:table-cell table:style-name="ce0" office:value-type="string">
            <text:p>お！　レグマくん、これは・・・！</text:p>
          </table:table-cell>
          <table:table-cell table:number-columns-repeated="1023"/>
        </table:table-row>
        <table:table-row>
          <table:table-cell table:style-name="ce0" office:value-type="string">
            <text:p>分かりやすい御遣いフラグだな。</text:p>
          </table:table-cell>
          <table:table-cell table:number-columns-repeated="1023"/>
        </table:table-row>
        <table:table-row>
          <table:table-cell table:style-name="ce0" office:value-type="string">
            <text:p>魔物が温泉に悪さしてるんですか？</text:p>
          </table:table-cell>
          <table:table-cell table:number-columns-repeated="1023"/>
        </table:table-row>
        <table:table-row>
          <table:table-cell table:style-name="ce0" office:value-type="string">
            <text:p>おかみ
「そうなんだよ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number-columns-repeated="1023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number-columns-repeated="1023"/>
        </table:table-row>
        <table:table-row>
          <table:table-cell table:style-name="ce0" office:value-type="string">
            <text:p>おかみ
「そりゃそうだけどさ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number-columns-repeated="1023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number-columns-repeated="1023"/>
        </table:table-row>
        <table:table-row>
          <table:table-cell table:style-name="ce0" office:value-type="string">
            <text:p>し、熾天少女です・・・</text:p>
          </table:table-cell>
          <table:table-cell table:number-columns-repeated="1023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number-columns-repeated="1023"/>
        </table:table-row>
        <table:table-row>
          <table:table-cell table:style-name="ce0" office:value-type="string">
            <text:p>うむ、まあ・・・そんなところだ。</text:p>
          </table:table-cell>
          <table:table-cell table:number-columns-repeated="1023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number-columns-repeated="1023"/>
        </table:table-row>
        <table:table-row>
          <table:table-cell table:style-name="ce0" office:value-type="string">
            <text:p>ど、どうしますか早乙女さん。</text:p>
          </table:table-cell>
          <table:table-cell table:number-columns-repeated="1023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number-columns-repeated="1023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number-columns-repeated="1023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number-columns-repeated="1023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number-columns-repeated="1023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number-columns-repeated="1023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number-columns-repeated="1023"/>
        </table:table-row>
        <table:table-row>
          <table:table-cell table:style-name="ce0" office:value-type="string">
            <text:p>お！　それじゃあ！</text:p>
          </table:table-cell>
          <table:table-cell table:number-columns-repeated="1023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number-columns-repeated="1023"/>
        </table:table-row>
        <table:table-row>
          <table:table-cell table:style-name="ce0" office:value-type="string">
            <text:p>そ、それじゃさっそく・・・</text:p>
          </table:table-cell>
          <table:table-cell table:number-columns-repeated="1023"/>
        </table:table-row>
        <table:table-row>
          <table:table-cell table:style-name="ce0" office:value-type="string">
            <text:p>お言葉に甘えた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number-columns-repeated="1023"/>
        </table:table-row>
        <table:table-row>
          <table:table-cell table:style-name="ce0" office:value-type="string">
            <text:p>何か問題があるのか？</text:p>
          </table:table-cell>
          <table:table-cell table:number-columns-repeated="1023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number-columns-repeated="1023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えー・・・そうなの・・・？</text:p>
          </table:table-cell>
          <table:table-cell table:number-columns-repeated="1023"/>
        </table:table-row>
        <table:table-row>
          <table:table-cell table:style-name="ce0" office:value-type="string">
            <text:p>それじゃ仕方ないわね。</text:p>
          </table:table-cell>
          <table:table-cell table:number-columns-repeated="1023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number-columns-repeated="1023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number-columns-repeated="1023"/>
        </table:table-row>
        <table:table-row>
          <table:table-cell table:style-name="ce0" office:value-type="string">
            <text:p>本当ですか！？</text:p>
          </table:table-cell>
          <table:table-cell table:number-columns-repeated="1023"/>
        </table:table-row>
        <table:table-row>
          <table:table-cell table:style-name="ce0" office:value-type="string">
            <text:p>やったね、こむちゃん！</text:p>
          </table:table-cell>
          <table:table-cell table:number-columns-repeated="1023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number-columns-repeated="1023"/>
        </table:table-row>
        <table:table-row>
          <table:table-cell table:style-name="ce0" office:value-type="string">
            <text:p>では、しばし解散だ。</text:p>
          </table:table-cell>
          <table:table-cell table:number-columns-repeated="1023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